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Standard">
      <style:text-properties officeooo:rsid="0008d138" officeooo:paragraph-rsid="0008d138"/>
    </style:style>
    <style:style style:name="P3" style:family="paragraph" style:parent-style-name="Text_20_body">
      <style:text-properties fo:language="en" fo:country="US"/>
    </style:style>
    <style:style style:name="P4"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officeooo:rsid="00073140"/>
    </style:style>
    <style:style style:name="T2" style:family="text">
      <style:text-properties officeooo:rsid="00073140"/>
    </style:style>
    <style:style style:name="T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tracked-changes text:track-changes="false">
        <text:changed-region xml:id="ct76109936" text:id="ct76109936">
          <text:insertion>
            <office:change-info>
              <dc:creator>Gary </dc:creator>
              <dc:date>2016-10-07T13:33:00</dc:date>
            </office:change-info>
          </text:insertion>
        </text:changed-region>
        <text:changed-region xml:id="ct127726272" text:id="ct127726272">
          <text:deletion>
            <office:change-info>
              <dc:creator>Gary </dc:creator>
              <dc:date>2016-10-07T13:33:00</dc:date>
            </office:change-info>
            <text:p text:style-name="P1"><text:span text:style-name="T1">did</text:span></text:p>
          </text:deletion>
        </text:changed-region>
        <text:changed-region xml:id="ct131082368" text:id="ct131082368">
          <text:insertion>
            <office:change-info>
              <dc:creator>Gary </dc:creator>
              <dc:date>2016-10-07T13:33:00</dc:date>
            </office:change-info>
          </text:insertion>
        </text:changed-region>
        <text:changed-region xml:id="ct48715616" text:id="ct48715616">
          <text:insertion>
            <office:change-info>
              <dc:creator>Gary </dc:creator>
              <dc:date>2016-10-07T13:35:00</dc:date>
            </office:change-info>
          </text:insertion>
        </text:changed-region>
        <text:changed-region xml:id="ct119955792" text:id="ct119955792">
          <text:insertion>
            <office:change-info>
              <dc:creator>Gary </dc:creator>
              <dc:date>2016-10-07T13:3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Asking most people with a Southeast Asian (for me in particular, Vietnamese) background why they study is a very mundane question. It’s just what expectations are and your parents never let you know there are other options if it’s somehow possible. At least I got the choice to pick my field of interest and not end up in medicine… what most Asians end up in, if they let their parents pick.</text:p>
      <text:p text:style-name="P1">So what am I doing now except studying? I work part time at an automation company in Aachen. Lately I’ve been working on software protection for our software, mostly to protect our work from software piracy but also protecting it from reverse engineering. It’s nothing that makes the world a better place, but it’s a necessity to protect the know-how or expertise since we have customers in China. Everybody knows how much they care about copyright.</text:p>
      <text:p text:style-name="P1">If everything goes well, I hope I can stay at that company for a while longer, even better would be to come up with something entirely new. I <text:change-start text:change-id="ct76109936"/><office:annotation office:name="__Annotation__3_2144286959"><dc:creator>Gary </dc:creator><dc:date>2016-10-07T13:33:23.150962163</dc:date><text:p text:style-name="P4"><text:span text:style-name="T3">Use have (present perfect) with things you can still do, or “come up with” as you used the word “yet”, which denotes that you still can.</text:span></text:p></office:annotation><text:span text:style-name="T1">have</text:span><text:change-end text:change-id="ct76109936"/><text:change text:change-id="ct127726272"/>n’t<text:change-start text:change-id="ct131082368"/><office:annotation-end office:name="__Annotation__3_2144286959"/><text:change-end text:change-id="ct131082368"/> come up with anything useful yet, but maybe sometime in the future I’ll get the chance to create the “next big thing” that makes the world a better place (or worse?!). I find it hard to say if something makes the world a better place or not right away since the real impact may come in late.</text:p>
      <text:p text:style-name="P1">Btw, everytime I hear the word Motivation I have to think of that locker room speech from Al Pacino from the movie "Any Given Sunday". :)</text:p>
      <text:p text:style-name="P2"><text:change-start text:change-id="ct48715616"/>Excellent work.</text:p>
      <text:p text:style-name="P2"/>
      <text:p text:style-name="P2">Content 5/5</text:p>
      <text:p text:style-name="P2">Structure 5/5</text:p>
      <text:p text:style-name="P2">Grammar 4/5</text:p>
      <text:p text:style-name="P2"><text:change-end text:change-id="ct48715616"/><text:change-start text:change-id="ct119955792"/>Vocabulary 5/5</text:p>
      <text:p text:style-name="P2">Mechanics 5/5<text:change-end text:change-id="ct11995579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ry </meta:initial-creator>
    <meta:creation-date>2016-10-07T13:29:40.128568178</meta:creation-date>
    <dc:date>2016-10-07T13:55:52.985177193</dc:date>
    <dc:creator>Gary </dc:creator>
    <meta:editing-duration>PT26M17S</meta:editing-duration>
    <meta:editing-cycles>4</meta:editing-cycles>
    <meta:generator>LibreOffice/5.1.4.2$Linux_X86_64 LibreOffice_project/10m0$Build-2</meta:generator>
    <meta:document-statistic meta:table-count="0" meta:image-count="0" meta:object-count="0" meta:page-count="1" meta:paragraph-count="10" meta:word-count="271" meta:character-count="1495" meta:non-whitespace-character-count="1234"/>
  </office:meta>
</office:document-meta>
</file>